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bottom" draw:auto-grow-height="fals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vihree2-outline1">
      <style:graphic-properties draw:auto-grow-height="true" fo:min-height="13.86cm"/>
    </style:style>
    <style:style style:name="pr2" style:family="presentation" style:parent-style-name="vihree2-outline1">
      <style:graphic-properties draw:auto-grow-height="true" fo:min-height="5.605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title">
      <style:graphic-properties draw:auto-grow-height="true" fo:min-height="3.50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deb3d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3deb3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3deb3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10.03cm" svg:height="15.867cm" svg:x="1.4cm" svg:y="4.445cm" presentation:class="outline" presentation:user-transformed="true">
          <draw:text-box>
            <text:list text:style-name="L1">
              <text:list-header>
                <text:p><text:span text:style-name="T1">P</text:span><text:span text:style-name="T2">EOPLES</text:span></text:p>
                <text:p><text:span text:style-name="T1">E</text:span><text:span text:style-name="T2">nables the</text:span></text:p>
                <text:p><text:span text:style-name="T1">O</text:span><text:span text:style-name="T2">bservation of</text:span></text:p>
                <text:p><text:span text:style-name="T3">P</text:span><text:span text:style-name="T2">opulations</text:span></text:p>
                <text:p><text:span text:style-name="T1">L</text:span><text:span text:style-name="T2">iving in</text:span></text:p>
                <text:p><text:span text:style-name="T1">E</text:span><text:span text:style-name="T2">veryday</text:span></text:p>
                <text:p><text:span text:style-name="T1">S</text:span><text:span text:style-name="T2">ociety</text:span></text:p>
              </text:list-header>
            </text:list>
          </draw:text-box>
        </draw:frame>
        <draw:frame presentation:style-name="pr2" draw:layer="layout" svg:width="19.11cm" svg:height="5.605cm" svg:x="8.89cm" svg:y="13.335cm" presentation:class="outline" presentation:user-transformed="true">
          <draw:text-box>
            <text:list text:style-name="L1">
              <text:list-header>
                <text:p>Sema Berkiten <text:s text:c="2"/><text:span text:style-name="T4">|</text:span> <text:s text:c="2"/>Vladimir Costescu</text:p>
                <text:p><text:s text:c="7"/>Henry Liu <text:s text:c="2"/><text:span text:style-name="T4">|</text:span> <text:s text:c="2"/>Diego Vargas</text:p>
                <text:p>Austin Walker <text:s text:c="2"/><text:span text:style-name="T4">|</text:span> <text:s text:c="2"/>Tony Xia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Social sciences are limited when collecting data</text:p>
              </text:list-item>
              <text:list-item>
                <text:p>What if smartphones could be used to get that data?</text:p>
              </text:list-item>
              <text:list-item>
                <text:p>Specifically:</text:p>
                <text:list>
                  <text:list-item>
                    <text:p>Naomi Surge (a PhD student in the SOC department) contacted us about building such an application to study how just-released prisoners go about finding 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>
            <draw:text-box>
              <text:p>Motivation</text:p>
              <text:p>It's hard to study some populations, and even harder to get constant data from them.</text:p>
              <text:p>Want locations and contacts, as well as survey data.</text:p>
              <text:p>This sort of data can really be useful.</text:p>
              <text:p>Some of the parts of this system exist, but nothing has been created that brings them all together: surveys, GPS (HMP), and call logging.</text:p>
            </draw:text-box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Ide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ild phone-based system that:</text:p>
                <text:list>
                  <text:list-item>
                    <text:p>Tracks location</text:p>
                  </text:list-item>
                  <text:list-item>
                    <text:p>Tracks calls</text:p>
                  </text:list-item>
                  <text:list-item>
                    <text:p>Can ask surveys on the go</text:p>
                  </text:list-item>
                </text:list>
              </text:list-item>
              <text:list-item>
                <text:p>Make a web application to run it</text:p>
              </text:list-item>
              <text:list-item>
                <text:p>Free (open source)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Goals</text:p>
              <text:p>System to get real time location data to the best of the ability of the current infrastructure. <text:s/>Sometimes GPS isn't very accurate or can't be used, and sometimes cell towers are no better. </text:p>
              <text:p>Track the calls of people, but do so in an anonymous way. <text:s/>We're interested in the size and spread of the network that a person has, but no who the specific people in it are.</text:p>
              <text:p>Surveys</text:p>
              <text:p>We want to be able to create surveys and send them out to be administered to the phone users (subjects) at set times during the week/day.</text:p>
              <text:p>We also want a very flexible system that doesn't just present a series of straight-line questions.</text:p>
              <text:p>Open Source</text:p>
            </draw:text-box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Phone Features</text:p>
          </draw:text-box>
        </draw:frame>
        <draw:frame presentation:style-name="pr5" draw:layer="layout" svg:width="25.199cm" svg:height="13.897cm" svg:x="1.4cm" svg:y="4.914cm" presentation:class="outline" presentation:user-transformed="true">
          <draw:text-box>
            <text:list text:style-name="L1">
              <text:list-item>
                <text:p>Gets data from web server</text:p>
              </text:list-item>
              <text:list-item>
                <text:p>Administers surveys</text:p>
                <text:list>
                  <text:list-item>
                    <text:p>Simple interface</text:p>
                  </text:list-item>
                  <text:list-item>
                    <text:p>Multiple choice questions and next/back buttons</text:p>
                  </text:list-item>
                </text:list>
              </text:list-item>
              <text:list-item>
                <text:p>Tracks location</text:p>
              </text:list-item>
              <text:list-item>
                <text:p>Silently monitors calls</text:p>
              </text:list-item>
              <text:list-item>
                <text:p>Sends this data back to web server</text:p>
              </text:list-item>
              <text:list-item>
                <text:p>Can be totally/partially disab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Phone App</text:p>
              <text:p>Silently tracks location and logs calls.</text:p>
              <text:p>Pulls surveys from the web server.</text:p>
              <text:p>Administers these surveys on a timer, but also allows the user to refuse a survey if s/he is busy. <text:s/>Tracks the answers to these surveys.</text:p>
              <text:p>Sends all this information the web server.</text:p>
              <text:p>Allows the user to turn each of these parts on or off for privacy when needed/desired.</text:p>
            </draw:text-box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Web Featu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asy and secure</text:p>
              </text:list-item>
              <text:list-item>
                <text:p>Subject setup</text:p>
              </text:list-item>
              <text:list-item>
                <text:p>Survey creation</text:p>
                <text:list>
                  <text:list-item>
                    <text:p>Set days/times that surveys should be taken</text:p>
                  </text:list-item>
                  <text:list-item>
                    <text:p>Set question flow</text:p>
                  </text:list-item>
                </text:list>
              </text:list-item>
              <text:list-item>
                <text:p>Get data – export as Excel she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Web Site</text:p>
              <text:p>User control – set up accounts, have admins, etc.</text:p>
              <text:p>Subject control – set up who is using the phones (or not, as in Naomi's case) as well as what phones are being used. <text:s/>Basically, associate a particular phone (ie deviceID) with some subject (could just be a number, or could have real data).</text:p>
              <text:p>Create/configure surveys.</text:p>
              <text:p>View Data – can be exported as XLS (Excel) file as well</text:p>
              <text:p>GPS</text:p>
              <text:p>Call log – calls are anonymized; can see how many times a particular number was called, but not what that number was.</text:p>
              <text:p>Survey answers</text:p>
            </draw:text-box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7" draw:layer="layout" svg:width="25.199cm" svg:height="3.507cm" svg:x="1.301cm" svg:y="0.494cm" presentation:class="title">
          <draw:text-box>
            <text:p>Survey System</text:p>
          </draw:text-box>
        </draw:frame>
        <draw:frame presentation:style-name="pr1" draw:text-style-name="P3" draw:layer="layout" svg:width="25.199cm" svg:height="13.86cm" svg:x="1.4cm" svg:y="4.914cm" presentation:class="outline">
          <draw:text-box>
            <text:list text:style-name="L1">
              <text:list-item>
                <text:p text:style-name="P3">Unique survey system – powerful and flexible</text:p>
              </text:list-item>
              <text:list-item>
                <text:p text:style-name="P3">Surveys adapt</text:p>
                <text:list>
                  <text:list-item>
                    <text:p>Next question can differs based on answers given</text:p>
                  </text:list-item>
                  <text:list-item>
                    <text:p>Avoids non-applicable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This is our big point; no one has a system like this already.</text:p>
            </draw:text-box>
          </draw:frame>
        </presentation:notes>
      </draw:page>
      <draw:page draw:name="page7" draw:style-name="dp1" draw:master-page-name="vihree2" presentation:presentation-page-layout-name="AL2T6">
        <office:forms form:automatic-focus="false" form:apply-design-mode="false"/>
        <draw:frame presentation:style-name="pr7" draw:layer="layout" svg:width="25.199cm" svg:height="3.507cm" svg:x="1.301cm" svg:y="0.494cm" presentation:class="title">
          <draw:text-box>
            <text:p>Survey Example</text:p>
          </draw:text-box>
        </draw:frame>
        <draw:custom-shape draw:style-name="gr2" draw:text-style-name="P4" draw:id="id1" draw:layer="layout" svg:width="12.065cm" svg:height="1.905cm" svg:x="1.905cm" svg:y="4.54cm">
          <text:p text:style-name="P4">1 <text:s text:c="2"/>Did you go to New York today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1.905cm" svg:height="1.905cm" svg:x="24.765cm" svg:y="6.35cm">
          <text:p text:style-name="P4">Y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3" draw:layer="layout" svg:width="1.905cm" svg:height="1.905cm" svg:x="21.59cm" svg:y="6.35cm">
          <text:p text:style-name="P4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draw:id="id4" draw:layer="layout" svg:width="1.905cm" svg:height="1.905cm" svg:x="1.27cm" svg:y="8.35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5" draw:layer="layout" svg:width="1.905cm" svg:height="1.905cm" svg:x="8.89cm" svg:y="8.35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6" draw:layer="layout" svg:width="1.905cm" svg:height="1.905cm" svg:x="17.78cm" svg:y="8.255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id="id7" draw:layer="layout" svg:width="2.54cm" svg:height="2.54cm" svg:x="4.445cm" svg:y="7.715cm">
          <text:p text:style-name="P4">Yes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9" draw:layer="layout" svg:width="2.54cm" svg:height="2.54cm" svg:x="12.065cm" svg:y="7.715cm">
          <text:p text:style-name="P4">Yes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5" draw:id="id10" draw:layer="layout" svg:width="2.54cm" svg:height="2.54cm" svg:x="12.065cm" svg:y="10.89cm">
          <text:p text:style-name="P4"><text:span text:style-name="T5">Not</text:span></text:p>
          <text:p text:style-name="P4"><text:span text:style-name="T5">Yes</text:span></text:p>
          <text:p text:style-name="P4"><text:span text:style-name="T5">Before</text:span>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8" draw:layer="layout" svg:width="2.54cm" svg:height="2.54cm" svg:x="4.445cm" svg:y="10.89cm">
          <text:p text:style-name="P4">Yes</text:p>
          <text:p text:style-name="P4">Before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11" draw:layer="layout" svg:width="2.54cm" svg:height="2.54cm" svg:x="22.86cm" svg:y="8.89cm">
          <text:p text:style-name="P4">No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6" draw:text-style-name="P4" draw:layer="layout" svg:x1="13.97cm" svg:y1="5.493cm" svg:x2="25.718cm" svg:y2="6.35cm" draw:start-shape="id1" draw:start-glue-point="7" draw:end-shape="id2" draw:end-glue-point="4" svg:d="m13970 5493h11748v857">
          <text:p/>
        </draw:connector>
        <draw:connector draw:style-name="gr6" draw:text-style-name="P4" draw:layer="layout" svg:x1="13.97cm" svg:y1="5.493cm" svg:x2="22.543cm" svg:y2="6.35cm" draw:start-shape="id1" draw:start-glue-point="7" draw:end-shape="id3" draw:end-glue-point="4" svg:d="m13970 5493h8573v857">
          <text:p/>
        </draw:connector>
        <draw:connector draw:style-name="gr6" draw:text-style-name="P4" draw:layer="layout" svg:x1="7.937cm" svg:y1="6.445cm" svg:x2="2.223cm" svg:y2="8.35cm" draw:start-shape="id1" draw:start-glue-point="6" draw:end-shape="id4" draw:end-glue-point="4" svg:d="m7937 6445v952h-5714v953">
          <text:p/>
        </draw:connector>
        <draw:connector draw:style-name="gr6" draw:text-style-name="P4" draw:layer="layout" svg:x1="7.937cm" svg:y1="6.445cm" svg:x2="9.843cm" svg:y2="8.35cm" draw:start-shape="id1" draw:start-glue-point="6" draw:end-shape="id5" draw:end-glue-point="4" svg:d="m7937 6445v952h1906v953">
          <text:p/>
        </draw:connector>
        <draw:connector draw:style-name="gr6" draw:text-style-name="P4" draw:layer="layout" draw:line-skew="0.035cm" svg:x1="7.937cm" svg:y1="6.445cm" svg:x2="18.733cm" svg:y2="8.255cm" draw:start-shape="id1" draw:start-glue-point="6" draw:end-shape="id6" draw:end-glue-point="4" svg:d="m7937 6445v940h10796v870">
          <text:p/>
        </draw:connector>
        <draw:connector draw:style-name="gr6" draw:text-style-name="P4" draw:layer="layout" svg:x1="3.175cm" svg:y1="9.303cm" svg:x2="5.08cm" svg:y2="8.985cm" draw:start-shape="id4" draw:start-glue-point="10" draw:end-shape="id7" draw:end-glue-point="5" svg:d="m3175 9303h635v-318h1270">
          <text:p/>
        </draw:connector>
        <draw:connector draw:style-name="gr6" draw:text-style-name="P4" draw:layer="layout" svg:x1="3.175cm" svg:y1="9.303cm" svg:x2="5.08cm" svg:y2="12.16cm" draw:start-shape="id4" draw:start-glue-point="10" draw:end-shape="id8" draw:end-glue-point="5" svg:d="m3175 9303h635v2857h1270">
          <text:p/>
        </draw:connector>
        <draw:connector draw:style-name="gr6" draw:text-style-name="P4" draw:layer="layout" svg:x1="10.795cm" svg:y1="9.303cm" svg:x2="12.7cm" svg:y2="8.985cm" draw:start-shape="id5" draw:start-glue-point="10" draw:end-shape="id9" draw:end-glue-point="5" svg:d="m10795 9303h635v-318h1270">
          <text:p/>
        </draw:connector>
        <draw:connector draw:style-name="gr6" draw:text-style-name="P4" draw:layer="layout" svg:x1="10.795cm" svg:y1="9.303cm" svg:x2="12.7cm" svg:y2="12.16cm" draw:start-shape="id5" draw:start-glue-point="10" draw:end-shape="id10" draw:end-glue-point="5" svg:d="m10795 9303h635v2857h1270">
          <text:p/>
        </draw:connector>
        <draw:connector draw:style-name="gr6" draw:text-style-name="P4" draw:layer="layout" svg:x1="19.685cm" svg:y1="9.208cm" svg:x2="23.495cm" svg:y2="10.16cm" draw:start-shape="id6" draw:start-glue-point="10" draw:end-shape="id11" draw:end-glue-point="5" svg:d="m19685 9208h1588v952h2222">
          <text:p/>
        </draw:connector>
        <draw:custom-shape draw:style-name="gr2" draw:text-style-name="P4" draw:id="id13" draw:layer="layout" svg:width="6.985cm" svg:height="1.905cm" svg:x="15.24cm" svg:y="12.7cm">
          <text:p text:style-name="P4">3 <text:s/>What did you do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2" draw:layer="layout" svg:width="9.525cm" svg:height="1.905cm" svg:x="0.635cm" svg:y="14.7cm">
          <text:p text:style-name="P4">2 <text:s/>Why did you go back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4" draw:layer="layout" svg:width="4.445cm" svg:height="1.905cm" svg:x="22.86cm" svg:y="12.7cm">
          <text:p text:style-name="P4">4 <text:s/>Why not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line-skew="1.905cm" svg:x1="2.223cm" svg:y1="10.255cm" svg:x2="5.397cm" svg:y2="14.7cm" draw:start-shape="id4" draw:start-glue-point="8" draw:end-shape="id12" svg:d="m2223 10255v4127h3174v318">
          <text:p/>
        </draw:connector>
        <draw:connector draw:style-name="gr6" draw:text-style-name="P4" draw:layer="layout" svg:x1="9.843cm" svg:y1="10.255cm" svg:x2="15.24cm" svg:y2="13.653cm" draw:start-shape="id5" draw:start-glue-point="8" draw:end-shape="id13" draw:end-glue-point="5" svg:d="m9843 10255v3398h5397">
          <text:p/>
        </draw:connector>
        <draw:connector draw:style-name="gr6" draw:text-style-name="P4" draw:layer="layout" draw:line-skew="0.953cm" svg:x1="18.733cm" svg:y1="10.16cm" svg:x2="25.082cm" svg:y2="12.7cm" draw:start-shape="id6" draw:start-glue-point="8" draw:end-shape="id14" svg:d="m18733 10160v2223h6349v317">
          <text:p/>
        </draw:connector>
        <draw:custom-shape draw:style-name="gr2" draw:text-style-name="P4" draw:id="id18" draw:layer="layout" svg:width="9.525cm" svg:height="1.905cm" svg:x="0.362cm" svg:y="18.401cm">
          <text:p text:style-name="P4">5 <text:s/>Did you have a good day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5" draw:layer="layout" svg:width="1.905cm" svg:height="1.905cm" svg:x="12.138cm" svg:y="14.687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16" draw:layer="layout" svg:width="1.905cm" svg:height="1.905cm" svg:x="17.78cm" svg:y="15.24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17" draw:layer="layout" svg:width="1.905cm" svg:height="1.905cm" svg:x="24.13cm" svg:y="15.24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4" draw:layer="layout" svg:x1="10.16cm" svg:y1="15.653cm" svg:x2="12.138cm" svg:y2="15.64cm" draw:start-shape="id12" draw:start-glue-point="7" draw:end-shape="id15" draw:end-glue-point="6" svg:d="m10160 15653h989v-13h989">
          <text:p/>
        </draw:connector>
        <draw:connector draw:style-name="gr6" draw:text-style-name="P4" draw:layer="layout" svg:x1="18.733cm" svg:y1="14.605cm" svg:x2="18.733cm" svg:y2="15.24cm" draw:start-shape="id13" draw:start-glue-point="6" draw:end-shape="id16" draw:end-glue-point="4" svg:d="m18733 14605v635">
          <text:p/>
        </draw:connector>
        <draw:connector draw:style-name="gr6" draw:text-style-name="P4" draw:layer="layout" svg:x1="25.083cm" svg:y1="14.605cm" svg:x2="25.083cm" svg:y2="15.24cm" draw:start-shape="id14" draw:start-glue-point="6" draw:end-shape="id17" draw:end-glue-point="4" svg:d="m25083 14605v635">
          <text:p/>
        </draw:connector>
        <draw:connector draw:style-name="gr6" draw:text-style-name="P4" draw:layer="layout" draw:line-skew="0.275cm" svg:x1="13.091cm" svg:y1="16.592cm" svg:x2="5.125cm" svg:y2="18.401cm" draw:start-shape="id15" draw:start-glue-point="8" draw:end-shape="id18" draw:end-glue-point="4" svg:d="m13091 16592v1179h-7966v630">
          <text:p/>
        </draw:connector>
        <draw:connector draw:style-name="gr6" draw:text-style-name="P4" draw:layer="layout" svg:x1="18.733cm" svg:y1="17.145cm" svg:x2="5.125cm" svg:y2="18.401cm" draw:start-shape="id16" draw:start-glue-point="8" draw:end-shape="id18" draw:end-glue-point="4" svg:d="m18733 17145v628h-13608v628">
          <text:p/>
        </draw:connector>
        <draw:connector draw:style-name="gr6" draw:text-style-name="P4" draw:layer="layout" svg:x1="25.083cm" svg:y1="17.145cm" svg:x2="5.125cm" svg:y2="18.401cm" draw:start-shape="id17" draw:start-glue-point="8" draw:end-shape="id18" draw:end-glue-point="4" svg:d="m25083 17145v628h-19958v628">
          <text:p/>
        </draw:connector>
        <draw:custom-shape draw:style-name="gr3" draw:text-style-name="P4" draw:id="id20" draw:layer="layout" svg:width="1.905cm" svg:height="1.905cm" svg:x="13.33cm" svg:y="18.017cm">
          <text:p text:style-name="P4">Y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19" draw:layer="layout" svg:width="1.905cm" svg:height="1.905cm" svg:x="12.065cm" svg:y="19.095cm">
          <text:p text:style-name="P4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4" draw:layer="layout" svg:x1="9.887cm" svg:y1="19.354cm" svg:x2="12.065cm" svg:y2="20.048cm" draw:start-shape="id18" draw:start-glue-point="7" draw:end-shape="id19" draw:end-glue-point="5" svg:d="m9887 19354h1089v694h1089">
          <text:p/>
        </draw:connector>
        <draw:connector draw:style-name="gr6" draw:text-style-name="P4" draw:layer="layout" draw:line-skew="-0.629cm" svg:x1="9.887cm" svg:y1="19.354cm" svg:x2="13.33cm" svg:y2="18.969cm" draw:start-shape="id18" draw:start-glue-point="7" draw:end-shape="id20" draw:end-glue-point="3" svg:d="m9887 19354h1092v-385h2351">
          <text:p/>
        </draw:connecto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>
            <draw:text-box>
              <text:p><text:s/>surveys – unique five level survey system:</text:p>
              <text:p>Survey level: can be scheduled to be given at set times during set days of the week.</text:p>
              <text:p>Question level: each question has some text that is presented to the user</text:p>
              <text:p>Choice level: each question has zero or more choices presented to the user. <text:s/>If zero, then the question is interpreted as free-response.</text:p>
              <text:p>Branch level: each question has zero or more branches. <text:s/>Each branch leads to another question.</text:p>
              <text:p>Condition level: each branch has zero or more conditions. <text:s/>Each condition checks previous questions. <text:s/>A branch is followed only if all it's conditions evaluate to true.</text:p>
              <text:p>Can check previous answers in current survey.</text:p>
              <text:p>Can check previous answers in previous surveys</text:p>
            </draw:text-box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Demos!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>
            <draw:text-box>
              <text:p>Demos</text:p>
              <text:p>Web Site Round 1 - show survey entry; <text:s/>maybe don't enter one ourselves, but just show the one Naomi created.</text:p>
              <text:p>Phone App - take a survey (probably Naomi's).</text:p>
              <text:p>Web Site Round 2 - show the results of the survey that was just taken.</text:p>
            </draw:text-box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Implementation Detail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Web Site</text:p>
                <text:list>
                  <text:list-item>
                    <text:p>PHP</text:p>
                  </text:list-item>
                  <text:list-item>
                    <text:p>CakePHP</text:p>
                  </text:list-item>
                  <text:list-item>
                    <text:p>jQuery</text:p>
                  </text:list-item>
                  <text:list-item>
                    <text:p>MySQL – easy to change</text:p>
                  </text:list-item>
                </text:list>
              </text:list-item>
              <text:list-item>
                <text:p>Phone</text:p>
                <text:list>
                  <text:list-item>
                    <text:p>Android</text:p>
                  </text:list-item>
                  <text:list-item>
                    <text:p>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Web Site Architecture</text:p>
          </draw:text-box>
        </draw:frame>
        <draw:frame presentation:style-name="pr5" draw:layer="layout" svg:width="25.199cm" svg:height="14.769cm" svg:x="1.4cm" svg:y="4.914cm" presentation:class="outline" presentation:user-transformed="true">
          <draw:text-box>
            <text:list text:style-name="L1">
              <text:list-item>
                <text:p>CakePHP – model-view-controller</text:p>
              </text:list-item>
              <text:list-item>
                <text:p>Main controllers</text:p>
                <text:list>
                  <text:list-item>
                    <text:p>Surveys</text:p>
                  </text:list-item>
                  <text:list-item>
                    <text:p>Answers</text:p>
                  </text:list-item>
                  <text:list-item>
                    <text:p>Subjects</text:p>
                  </text:list-item>
                  <text:list-item>
                    <text:p>Users</text:p>
                  </text:list-item>
                  <text:list-item>
                    <text:p>Data</text:p>
                  </text:list-item>
                </text:list>
              </text:list-item>
              <text:list-item>
                <text:p>AJAX</text:p>
                <text:list>
                  <text:list-item>
                    <text:p>CakePHP uses j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Phone Architectu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Android's Activities and Servies</text:p>
              </text:list-item>
              <text:list-item>
                <text:p>Services</text:p>
                <text:list>
                  <text:list-item>
                    <text:p>Survey scheduler</text:p>
                  </text:list-item>
                  <text:list-item>
                    <text:p>Location collection (GPS)</text:p>
                  </text:list-item>
                  <text:list-item>
                    <text:p>Call logging</text:p>
                  </text:list-item>
                </text:list>
              </text:list-item>
              <text:list-item>
                <text:p>Activities</text:p>
                <text:list>
                  <text:list-item>
                    <text:p>Viewing surveys</text:p>
                  </text:list-item>
                  <text:list-item>
                    <text:p>Control pa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Development</text:p>
          </draw:text-box>
        </draw:frame>
        <draw:frame presentation:style-name="pr5" draw:layer="layout" svg:width="25.199cm" svg:height="14.817cm" svg:x="1.4cm" svg:y="4.914cm" presentation:class="outline" presentation:user-transformed="true">
          <draw:text-box>
            <text:list text:style-name="L1">
              <text:list-item>
                <text:p>git and GitHub</text:p>
              </text:list-item>
              <text:list-item>
                <text:p>Eclipse IDE with Google's Android SDK and plugin</text:p>
              </text:list-item>
              <text:list-item>
                <text:p>Amazon EC2 test server</text:p>
              </text:list-item>
              <text:list-item>
                <text:p>Problems</text:p>
                <text:list>
                  <text:list-item>
                    <text:p>Large group (six people!)</text:p>
                  </text:list-item>
                  <text:list-item>
                    <text:p>Different OSs</text:p>
                  </text:list-item>
                  <text:list-item>
                    <text:p>Phone drivers...</text:p>
                  </text:list-item>
                  <text:list-item>
                    <text:p>Learning 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To Infinity, and Beyond!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evelopment will continue over the summer</text:p>
              </text:list-item>
              <text:list-item>
                <text:p>Hope to do a pilot program in September – 1 month, 12 people</text:p>
              </text:list-item>
              <text:list-item>
                <text:p>Features to add</text:p>
                <text:list>
                  <text:list-item>
                    <text:p>Text logging</text:p>
                  </text:list-item>
                  <text:list-item>
                    <text:p>Drag and drop surveys</text:p>
                  </text:list-item>
                  <text:list-item>
                    <text:p>Study level</text:p>
                  </text:list-item>
                  <text:list-item>
                    <text:p>Report phone 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4.167cm" svg:x="2.098cm" svg:y="14.107cm" presentation:class="notes" presentation:user-transformed="true">
            <draw:text-box>
              <text:p>Future Plans</text:p>
              <text:p>Overall</text:p>
              <text:p>Summer development – probably Austin and Tony</text:p>
              <text:p>Hope to do beta in 12 person 1 month study at end of summer</text:p>
              <text:p>Phone App – add:</text:p>
              <text:p>better tracking and reporting of when app is on/off</text:p>
              <text:p>UI features (for example, turning the phone sideways)</text:p>
              <text:p>more configuration options</text:p>
              <text:p>Web Site – add:</text:p>
              <text:p>Study level over everything: give the ability to run multiple studies on the same server</text:p>
              <text:p>enhanced usability:</text:p>
              <text:p>do away with ids in GUI</text:p>
              <text:p>drag and drop survey trees</text:p>
              <text:p>Much more configurability via config file sent to phones</text:p>
            </draw:text-box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Thank You!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03T22:44:34</meta:creation-date>
    <dc:language>fi-FI</dc:language>
    <meta:editing-cycles>46</meta:editing-cycles>
    <meta:editing-duration>PT05H50M29S</meta:editing-duration>
    <meta:initial-creator>Austin </meta:initial-creator>
    <dc:date>2011-05-04T21:14:41</dc:date>
    <dc:creator>Austin 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